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af5" officeooo:paragraph-rsid="000deaf5"/>
    </style:style>
    <style:style style:name="P2" style:family="paragraph" style:parent-style-name="Standard">
      <style:text-properties officeooo:rsid="000e1dd4" officeooo:paragraph-rsid="000e1dd4"/>
    </style:style>
    <style:style style:name="P3" style:family="paragraph" style:parent-style-name="Standard">
      <style:text-properties officeooo:rsid="000e1dd4" officeooo:paragraph-rsid="000eeec6"/>
    </style:style>
    <style:style style:name="P4" style:family="paragraph" style:parent-style-name="Standard">
      <style:text-properties officeooo:rsid="000eeec6" officeooo:paragraph-rsid="000eeec6"/>
    </style:style>
    <style:style style:name="P5" style:family="paragraph" style:parent-style-name="Standard">
      <style:text-properties officeooo:rsid="001277b6" officeooo:paragraph-rsid="001277b6"/>
    </style:style>
    <style:style style:name="P6" style:family="paragraph" style:parent-style-name="Standard">
      <style:text-properties officeooo:rsid="001445c4" officeooo:paragraph-rsid="001445c4"/>
    </style:style>
    <style:style style:name="P7" style:family="paragraph" style:parent-style-name="Standard">
      <style:text-properties fo:font-variant="normal" fo:text-transform="none" fo:color="#24292e" style:font-name="ui-monospace" fo:font-size="9pt" fo:letter-spacing="normal" fo:font-style="normal" fo:font-weight="normal" officeooo:rsid="000deaf5" officeooo:paragraph-rsid="000deaf5"/>
    </style:style>
    <style:style style:name="P8" style:family="paragraph" style:parent-style-name="Standard">
      <style:text-properties officeooo:rsid="001445c4" officeooo:paragraph-rsid="000d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 sakila;</text:p>
      <text:p text:style-name="P8"/>
      <text:p text:style-name="P8"/>
      <text:p text:style-name="P8">-- query 1 --</text:p>
      <text:p text:style-name="P8">-- 1. Find out the PG-13 rated comedy movies. DO NOT use the film_list table.-- </text:p>
      <text:p text:style-name="P8">SELECT film_id,title FROM film WHERE rating='PG-13' AND film_id IN(SELECT film_id FROM film_category WHERE category_id IN(SELECT category_id FROM category WHERE category.name='Comedy'));</text:p>
      <text:p text:style-name="P8"/>
      <text:p text:style-name="P8"/>
      <text:p text:style-name="P8">-- query 2 --</text:p>
      <text:p text:style-name="P8">-- 2. Find out the top 3 rented horror movies.-- </text:p>
      <text:p text:style-name="P8">select fl.title from film_list fl inner join inventory i on fl.FID=i.film_id and fl.category='Horror' </text:p>
      <text:p text:style-name="P8">inner join rental r on i.inventory_id=r.inventory_id </text:p>
      <text:p text:style-name="P8">group by title order by count(*) desc limit 3; </text:p>
      <text:p text:style-name="P8"/>
      <text:p text:style-name="P8"/>
      <text:p text:style-name="P8"/>
      <text:p text:style-name="P8">-- query 3 --</text:p>
      <text:p text:style-name="P8">-- 3. Find out the list of customers from India who have rented sports movies.-- </text:p>
      <text:p text:style-name="P8">select c.customer_id,c.first_name,c.last_name,ca.name,co.country </text:p>
      <text:p text:style-name="P8">from customer c inner join rental r on c.customer_id=r.customer_id </text:p>
      <text:p text:style-name="P8">inner join inventory i on r.inventory_id = i.inventory_id </text:p>
      <text:p text:style-name="P8">inner join film_category fc on i.film_id = fc.film_id </text:p>
      <text:p text:style-name="P8">inner join category ca on fc.category_id=ca.category_id and ca.name='SPORTS'</text:p>
      <text:p text:style-name="P8">inner join address a on c.address_id=a.address_id</text:p>
      <text:p text:style-name="P8">inner join city ci on a.city_id = ci.city_id </text:p>
      <text:p text:style-name="P8">inner join country co on ci.country_id = co.country_id and co.country='INDIA'</text:p>
      <text:p text:style-name="P8">group by c.customer_id;</text:p>
      <text:p text:style-name="P8"/>
      <text:p text:style-name="P8">-- query 4 --</text:p>
      <text:p text:style-name="P8">-- 4. Find out the list of customers from Canada who have rented “NICK WAHLBERG” movies. --</text:p>
      <text:p text:style-name="P8"/>
      <text:p text:style-name="P8">select distinct <text:s/>c.first_name,c.last_name from actor a inner join film_actor fa on <text:s/>a.actor_id=fa.actor_id and a.first_name = 'NICK' AND a.last_name='WAHLBERG'</text:p>
      <text:p text:style-name="P8">inner join inventory i on fa.film_id =i.film_id </text:p>
      <text:p text:style-name="P8">inner join rental r on i.inventory_id=r.inventory_id </text:p>
      <text:p text:style-name="P8">inner join customer c on r.customer_id = c.customer_id</text:p>
      <text:p text:style-name="P8">inner join address ad on c.address_id=ad.address_id</text:p>
      <text:p text:style-name="P8">inner join city ci on ad.city_id = ci.city_id </text:p>
      <text:p text:style-name="P8">inner join country co on ci.country_id = co.country_id and co.country='CANADA';</text:p>
      <text:p text:style-name="P8"/>
      <text:p text:style-name="P8">-- Query 5 --</text:p>
      <text:p text:style-name="P8">-- 5. Find out the number of movies in which “SEAN WILLIAMS” acted. --</text:p>
      <text:p text:style-name="P8">SELECT count(film_id) FROM film_actor a inner join <text:s/>actor a1 on a.actor_id=a1.actor_id and a1.first_name='SEAN' AND a1.last_name='WILLIAMS'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22:01:57.271195160</meta:creation-date>
    <dc:date>2021-07-16T17:08:44.473852568</dc:date>
    <meta:editing-duration>PT7H8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82" meta:character-count="1980" meta:non-whitespace-character-count="1713"/>
  </office:meta>
</office:document-meta>
</file>